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officeooo:rsid="001e8554" officeooo:paragraph-rsid="001e8554"/>
    </style:style>
    <style:style style:name="P4" style:family="paragraph" style:parent-style-name="Heading_20_1">
      <style:text-properties officeooo:rsid="001e8554" officeooo:paragraph-rsid="001e8554"/>
    </style:style>
    <style:style style:name="P5" style:family="paragraph" style:parent-style-name="Heading_20_1" style:list-style-name="">
      <style:text-properties officeooo:rsid="001e8554" officeooo:paragraph-rsid="001e8554"/>
    </style:style>
    <style:style style:name="P6" style:family="paragraph" style:parent-style-name="Heading_20_1">
      <style:text-properties officeooo:rsid="00247197" officeooo:paragraph-rsid="00247197"/>
    </style:style>
    <style:style style:name="P7" style:family="paragraph" style:parent-style-name="Subtitle">
      <style:text-properties officeooo:rsid="001cddae" officeooo:paragraph-rsid="001cddae"/>
    </style:style>
    <style:style style:name="P8" style:family="paragraph" style:parent-style-name="Text_20_body">
      <style:text-properties officeooo:rsid="001cf4e3" officeooo:paragraph-rsid="001cf4e3"/>
    </style:style>
    <style:style style:name="P9" style:family="paragraph" style:parent-style-name="Text_20_body">
      <style:paragraph-properties fo:text-align="end" style:justify-single-word="false"/>
      <style:text-properties officeooo:rsid="001cf4e3" officeooo:paragraph-rsid="001cf4e3"/>
    </style:style>
    <style:style style:name="P10" style:family="paragraph" style:parent-style-name="Text_20_body">
      <style:paragraph-properties fo:text-align="end" style:justify-single-word="false" fo:break-before="page"/>
      <style:text-properties officeooo:rsid="001cf4e3" officeooo:paragraph-rsid="001cf4e3"/>
    </style:style>
    <style:style style:name="P11" style:family="paragraph" style:parent-style-name="Text_20_body">
      <style:text-properties officeooo:paragraph-rsid="001e8554"/>
    </style:style>
    <style:style style:name="P12" style:family="paragraph" style:parent-style-name="Text_20_body">
      <style:paragraph-properties fo:break-before="page"/>
      <style:text-properties officeooo:paragraph-rsid="001e8554"/>
    </style:style>
    <style:style style:name="P13" style:family="paragraph" style:parent-style-name="Text_20_body">
      <style:text-properties officeooo:rsid="00232f78" officeooo:paragraph-rsid="00232f78"/>
    </style:style>
    <style:style style:name="P14" style:family="paragraph" style:parent-style-name="Text_20_body">
      <style:text-properties officeooo:rsid="0025b54c" officeooo:paragraph-rsid="0025b54c"/>
    </style:style>
    <style:style style:name="P15" style:family="paragraph" style:parent-style-name="Text_20_body">
      <style:text-properties officeooo:paragraph-rsid="00247197"/>
    </style:style>
    <style:style style:name="P16" style:family="paragraph" style:parent-style-name="Title">
      <style:text-properties officeooo:rsid="001c98f4" officeooo:paragraph-rsid="001c98f4"/>
    </style:style>
    <style:style style:name="T1" style:family="text">
      <style:text-properties officeooo:rsid="0025b54c"/>
    </style:style>
    <style:style style:name="T2" style:family="text">
      <style:text-properties officeooo:rsid="0026758f"/>
    </style:style>
    <style:style style:name="T3" style:family="text">
      <style:text-properties officeooo:rsid="0027c7d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VYSOKÉ UČENÍ TECHNICKÉ V BRNĚ</text:p>
      <text:p text:style-name="Subtitle">FAKULTA INFORMAČNÍCH TECHNOLOGIÍ</text:p>
      <text:p text:style-name="Text_20_body"/>
      <text:p text:style-name="Text_20_body"/>
      <text:p text:style-name="P7">IMS</text:p>
      <text:p text:style-name="P7">Suezský průplav</text:p>
      <text:p text:style-name="P7">Simulace vytížení kanálu pomocí konvojů</text:p>
      <text:p text:style-name="P7">T2: Model v logistice</text:p>
      <text:p text:style-name="P8">Jakub Hamadej – xhamad03</text:p>
      <text:p text:style-name="P9">V Brně 28. listopadu</text:p>
      <text:p text:style-name="P9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1"><text:a xlink:type="simple" xlink:href="#__RefHeading___Toc5_598756537" text:style-name="Index_20_Link" text:visited-style-name="Index_20_Link">1. Úvod<text:tab/>3</text:a></text:p>
          <text:p text:style-name="P2"><text:a xlink:type="simple" xlink:href="#__RefHeading___Toc18_598756537" text:style-name="Index_20_Link" text:visited-style-name="Index_20_Link">1.1 Autoři a zdroje faktů<text:tab/>3</text:a></text:p>
          <text:p text:style-name="P2"><text:a xlink:type="simple" xlink:href="#__RefHeading___Toc20_598756537" text:style-name="Index_20_Link" text:visited-style-name="Index_20_Link">1.2 Ověření validity<text:tab/>3</text:a></text:p>
          <text:p text:style-name="P1"><text:a xlink:type="simple" xlink:href="#__RefHeading___Toc7_598756537" text:style-name="Index_20_Link" text:visited-style-name="Index_20_Link">2. Rozbor tématu<text:tab/>4</text:a></text:p>
          <text:p text:style-name="P1"><text:a xlink:type="simple" xlink:href="#__RefHeading___Toc9_598756537" text:style-name="Index_20_Link" text:visited-style-name="Index_20_Link">3. Koncepce modelu<text:tab/>4</text:a></text:p>
          <text:p text:style-name="P1"><text:a xlink:type="simple" xlink:href="#__RefHeading___Toc11_598756537" text:style-name="Index_20_Link" text:visited-style-name="Index_20_Link">4. Architektura simulačního modelu<text:tab/>4</text:a></text:p>
          <text:p text:style-name="P1"><text:a xlink:type="simple" xlink:href="#__RefHeading___Toc13_598756537" text:style-name="Index_20_Link" text:visited-style-name="Index_20_Link">5. Simulační experimenty a jejich průběh<text:tab/>4</text:a></text:p>
          <text:p text:style-name="P1"><text:a xlink:type="simple" xlink:href="#__RefHeading___Toc15_598756537" text:style-name="Index_20_Link" text:visited-style-name="Index_20_Link">6. Závěr simulačních experimentů a jejich shrnutí<text:tab/>4</text:a></text:p>
          <text:p text:style-name="P1"><text:a xlink:type="simple" xlink:href="#__RefHeading___Toc22_598756537" text:style-name="Index_20_Link" text:visited-style-name="Index_20_Link">7. Zdroje<text:tab/>4</text:a></text:p>
        </text:index-body>
      </text:table-of-content>
      <text:p text:style-name="P11"/>
      <text:p text:style-name="P12"/>
      <text:h text:style-name="P4" text:outline-level="1"><text:bookmark-start text:name="__RefHeading___Toc5_598756537"/>1. Úvod<text:bookmark-end text:name="__RefHeading___Toc5_598756537"/></text:h>
      <text:p text:style-name="P13">V této práci je modelován Suezský průplav a konvoje lodí, které jím proplouvají. Průplav se nachází v Egyptě a jedná se o jednu z hlavních logistických bodů světa. Udává se, že jím prochází asi 10% nákladní lodní dopravy.</text:p>
      <text:p text:style-name="P13">Cílem projektu je ověřit, zda se navržený model chová podobně jako jeho reálná předloha a následně otestovat, jakého m<text:span text:style-name="T3">a</text:span>ximálního zatížení je simulovaný model schopný, aniž by docházelo ke zbytečnému tvoření dlouhých front před vstupy do kanálu.</text:p>
      <text:h text:style-name="Heading_20_2" text:outline-level="2"><text:bookmark-start text:name="__RefHeading___Toc18_598756537"/>1.1 Autoři a zdroje faktů<text:bookmark-end text:name="__RefHeading___Toc18_598756537"/></text:h>
      <text:p text:style-name="P14">Autorem práce je Jakub Hamadej (xhamad03).</text:p>
      <text:p text:style-name="P14">Práce je postavena na datech získaných na internetu, která budou všechny uvedena ve zdrojích.</text:p>
      <text:h text:style-name="Heading_20_2" text:outline-level="2"><text:bookmark-start text:name="__RefHeading___Toc20_598756537"/>1.2 Ověření validity<text:bookmark-end text:name="__RefHeading___Toc20_598756537"/></text:h>
      <text:p text:style-name="P14">Validita modelu byla ověřena prostřednictvím experimentů s implementovaným modelem.</text:p>
      <text:p text:style-name="P14"/>
      <text:h text:style-name="P5" text:outline-level="1"/>
      <text:h text:style-name="P3" text:outline-level="1"><text:bookmark-start text:name="__RefHeading___Toc7_598756537"/>2. Rozbor tématu<text:bookmark-end text:name="__RefHeading___Toc7_598756537"/></text:h>
      <text:h text:style-name="Heading_20_1" text:outline-level="1"><text:bookmark-start text:name="__RefHeading___Toc9_598756537"/>3. Koncepce modelu<text:bookmark-end text:name="__RefHeading___Toc9_598756537"/></text:h>
      <text:h text:style-name="Heading_20_1" text:outline-level="1"><text:bookmark-start text:name="__RefHeading___Toc11_598756537"/>4. Architektura simulačního modelu<text:bookmark-end text:name="__RefHeading___Toc11_598756537"/></text:h>
      <text:h text:style-name="Heading_20_1" text:outline-level="1"><text:bookmark-start text:name="__RefHeading___Toc13_598756537"/>5. Simulační experimenty a jejich průběh<text:bookmark-end text:name="__RefHeading___Toc13_598756537"/></text:h>
      <text:h text:style-name="Heading_20_1" text:outline-level="1"><text:bookmark-start text:name="__RefHeading___Toc15_598756537"/>6. Závěr simulačních experimentů a jejich shrnutí<text:bookmark-end text:name="__RefHeading___Toc15_598756537"/></text:h>
      <text:h text:style-name="P6" text:outline-level="1"><text:bookmark-start text:name="__RefHeading___Toc22_598756537"/>7. Zdroje<text:bookmark-end text:name="__RefHeading___Toc22_598756537"/></text:h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0:35:45.077597409</meta:creation-date>
    <dc:date>2024-11-28T01:07:03.087853868</dc:date>
    <meta:editing-duration>PT31M9S</meta:editing-duration>
    <meta:editing-cycles>17</meta:editing-cycles>
    <meta:generator>LibreOffice/24.2.6.2$Linux_X86_64 LibreOffice_project/420$Build-2</meta:generator>
    <meta:document-statistic meta:table-count="0" meta:image-count="0" meta:object-count="0" meta:page-count="4" meta:paragraph-count="32" meta:word-count="210" meta:character-count="1325" meta:non-whitespace-character-count="1146"/>
  </office:meta>
</office:document-meta>
</file>